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fo:break-before="page"/>
      <style:text-properties officeooo:rsid="0008b55c" officeooo:paragraph-rsid="000faa4c"/>
    </style:style>
    <style:style style:name="P2" style:family="paragraph" style:parent-style-name="Text_20_body">
      <style:paragraph-properties fo:text-align="center" style:justify-single-word="false"/>
      <style:text-properties officeooo:rsid="0008b55c" officeooo:paragraph-rsid="000faa4c"/>
    </style:style>
    <style:style style:name="P3" style:family="paragraph" style:parent-style-name="Text_20_body">
      <style:paragraph-properties fo:text-align="center" style:justify-single-word="false"/>
      <style:text-properties fo:font-weight="bold" officeooo:rsid="000faa4c" officeooo:paragraph-rsid="000faa4c" style:font-weight-asian="bold" style:font-weight-complex="bold"/>
    </style:style>
    <style:style style:name="P4" style:family="paragraph" style:parent-style-name="Horizontal_20_Line">
      <style:paragraph-properties fo:text-align="center" style:justify-single-word="false"/>
      <style:text-properties officeooo:rsid="0008b55c" officeooo:paragraph-rsid="000faa4c"/>
    </style:style>
    <style:style style:name="P5" style:family="paragraph" style:parent-style-name="Heading_20_2">
      <style:paragraph-properties fo:text-align="start" style:justify-single-word="false"/>
      <style:text-properties officeooo:rsid="0008b55c" officeooo:paragraph-rsid="000faa4c"/>
    </style:style>
    <style:style style:name="P6" style:family="paragraph" style:parent-style-name="Heading_20_2">
      <style:paragraph-properties fo:text-align="center" style:justify-single-word="false" fo:break-before="page"/>
      <style:text-properties officeooo:rsid="0008b55c" officeooo:paragraph-rsid="000faa4c"/>
    </style:style>
    <style:style style:name="P7" style:family="paragraph" style:parent-style-name="Text_20_body">
      <style:paragraph-properties fo:text-align="start" style:justify-single-word="false"/>
      <style:text-properties officeooo:rsid="0008b55c" officeooo:paragraph-rsid="000faa4c"/>
    </style:style>
    <style:style style:name="P8" style:family="paragraph" style:parent-style-name="Heading_20_3">
      <style:paragraph-properties fo:text-align="start" style:justify-single-word="false"/>
      <style:text-properties officeooo:rsid="0008b55c" officeooo:paragraph-rsid="000faa4c"/>
    </style:style>
    <style:style style:name="P9" style:family="paragraph" style:parent-style-name="Text_20_body" style:list-style-name="L1">
      <style:paragraph-properties fo:margin-top="0in" fo:margin-bottom="0in" style:contextual-spacing="false" fo:text-align="start" style:justify-single-word="false"/>
      <style:text-properties officeooo:rsid="0008b55c" officeooo:paragraph-rsid="000faa4c"/>
    </style:style>
    <style:style style:name="P10" style:family="paragraph" style:parent-style-name="Text_20_body" style:list-style-name="L1">
      <style:paragraph-properties fo:text-align="start" style:justify-single-word="false"/>
      <style:text-properties officeooo:rsid="0008b55c" officeooo:paragraph-rsid="000faa4c"/>
    </style:style>
    <style:style style:name="P11" style:family="paragraph" style:parent-style-name="Text_20_body" style:list-style-name="L2">
      <style:paragraph-properties fo:margin-top="0in" fo:margin-bottom="0in" style:contextual-spacing="false" fo:text-align="start" style:justify-single-word="false"/>
      <style:text-properties officeooo:rsid="0008b55c" officeooo:paragraph-rsid="000faa4c"/>
    </style:style>
    <style:style style:name="P12" style:family="paragraph" style:parent-style-name="Text_20_body" style:list-style-name="L2">
      <style:paragraph-properties fo:text-align="start" style:justify-single-word="false"/>
      <style:text-properties officeooo:rsid="0008b55c" officeooo:paragraph-rsid="000faa4c"/>
    </style:style>
    <style:style style:name="P13" style:family="paragraph" style:parent-style-name="Text_20_body" style:list-style-name="L3">
      <style:paragraph-properties fo:margin-top="0in" fo:margin-bottom="0in" style:contextual-spacing="false" fo:text-align="start" style:justify-single-word="false"/>
      <style:text-properties officeooo:rsid="0008b55c" officeooo:paragraph-rsid="000faa4c"/>
    </style:style>
    <style:style style:name="P14" style:family="paragraph" style:parent-style-name="Text_20_body" style:list-style-name="L3">
      <style:paragraph-properties fo:text-align="start" style:justify-single-word="false"/>
      <style:text-properties officeooo:rsid="0008b55c" officeooo:paragraph-rsid="000faa4c"/>
    </style:style>
    <style:style style:name="P15" style:family="paragraph" style:parent-style-name="Horizontal_20_Line">
      <style:paragraph-properties fo:text-align="start" style:justify-single-word="false"/>
      <style:text-properties officeooo:rsid="0008b55c" officeooo:paragraph-rsid="000faa4c"/>
    </style:style>
    <style:style style:name="P16" style:family="paragraph" style:parent-style-name="Text_20_body" style:list-style-name="L4">
      <style:paragraph-properties fo:margin-top="0in" fo:margin-bottom="0in" style:contextual-spacing="false" fo:text-align="start" style:justify-single-word="false"/>
      <style:text-properties officeooo:rsid="0008b55c" officeooo:paragraph-rsid="000faa4c"/>
    </style:style>
    <style:style style:name="P17" style:family="paragraph" style:parent-style-name="Text_20_body" style:list-style-name="L4">
      <style:paragraph-properties fo:text-align="start" style:justify-single-word="false"/>
      <style:text-properties officeooo:rsid="0008b55c" officeooo:paragraph-rsid="000faa4c"/>
    </style:style>
    <style:style style:name="P18" style:family="paragraph" style:parent-style-name="Text_20_body" style:list-style-name="L5">
      <style:paragraph-properties fo:margin-top="0in" fo:margin-bottom="0in" style:contextual-spacing="false" fo:text-align="start" style:justify-single-word="false"/>
      <style:text-properties officeooo:rsid="0008b55c" officeooo:paragraph-rsid="000faa4c"/>
    </style:style>
    <style:style style:name="P19" style:family="paragraph" style:parent-style-name="Text_20_body" style:list-style-name="L6">
      <style:paragraph-properties fo:margin-top="0in" fo:margin-bottom="0in" style:contextual-spacing="false" fo:text-align="start" style:justify-single-word="false"/>
      <style:text-properties officeooo:rsid="0008b55c" officeooo:paragraph-rsid="000faa4c"/>
    </style:style>
    <style:style style:name="P20" style:family="paragraph" style:parent-style-name="Text_20_body" style:list-style-name="L6">
      <style:paragraph-properties fo:text-align="start" style:justify-single-word="false"/>
      <style:text-properties officeooo:rsid="0008b55c" officeooo:paragraph-rsid="000faa4c"/>
    </style:style>
    <style:style style:name="P21" style:family="paragraph" style:parent-style-name="Text_20_body" style:list-style-name="L7">
      <style:paragraph-properties fo:margin-top="0in" fo:margin-bottom="0in" style:contextual-spacing="false" fo:text-align="start" style:justify-single-word="false"/>
      <style:text-properties officeooo:rsid="0008b55c" officeooo:paragraph-rsid="000faa4c"/>
    </style:style>
    <style:style style:name="P22" style:family="paragraph" style:parent-style-name="Text_20_body" style:list-style-name="L7">
      <style:paragraph-properties fo:text-align="start" style:justify-single-word="false"/>
      <style:text-properties officeooo:rsid="0008b55c" officeooo:paragraph-rsid="000faa4c"/>
    </style:style>
    <style:style style:name="P23" style:family="paragraph" style:parent-style-name="Text_20_body" style:list-style-name="L8">
      <style:paragraph-properties fo:margin-top="0in" fo:margin-bottom="0in" style:contextual-spacing="false" fo:text-align="start" style:justify-single-word="false"/>
      <style:text-properties officeooo:rsid="0008b55c" officeooo:paragraph-rsid="000faa4c"/>
    </style:style>
    <style:style style:name="P24" style:family="paragraph" style:parent-style-name="Text_20_body" style:list-style-name="L8">
      <style:paragraph-properties fo:text-align="start" style:justify-single-word="false"/>
      <style:text-properties officeooo:rsid="0008b55c" officeooo:paragraph-rsid="000faa4c"/>
    </style:style>
    <style:style style:name="P25" style:family="paragraph" style:parent-style-name="Text_20_body" style:list-style-name="L9">
      <style:paragraph-properties fo:margin-top="0in" fo:margin-bottom="0in" style:contextual-spacing="false" fo:text-align="start" style:justify-single-word="false"/>
      <style:text-properties officeooo:rsid="0008b55c" officeooo:paragraph-rsid="000faa4c"/>
    </style:style>
    <style:style style:name="P26" style:family="paragraph" style:parent-style-name="Text_20_body" style:list-style-name="L9">
      <style:paragraph-properties fo:text-align="start" style:justify-single-word="false"/>
      <style:text-properties officeooo:rsid="0008b55c" officeooo:paragraph-rsid="000faa4c"/>
    </style:style>
    <style:style style:name="P27" style:family="paragraph" style:parent-style-name="Text_20_body" style:list-style-name="L10">
      <style:paragraph-properties fo:margin-top="0in" fo:margin-bottom="0in" style:contextual-spacing="false" fo:text-align="start" style:justify-single-word="false"/>
      <style:text-properties officeooo:rsid="0008b55c" officeooo:paragraph-rsid="000faa4c"/>
    </style:style>
    <style:style style:name="P28" style:family="paragraph" style:parent-style-name="Text_20_body" style:list-style-name="L10">
      <style:paragraph-properties fo:text-align="start" style:justify-single-word="false"/>
      <style:text-properties officeooo:rsid="0008b55c" officeooo:paragraph-rsid="000faa4c"/>
    </style:style>
    <style:style style:name="P29" style:family="paragraph" style:parent-style-name="Text_20_body" style:list-style-name="L11">
      <style:paragraph-properties fo:margin-top="0in" fo:margin-bottom="0in" style:contextual-spacing="false" fo:text-align="start" style:justify-single-word="false"/>
      <style:text-properties officeooo:rsid="0008b55c" officeooo:paragraph-rsid="000faa4c"/>
    </style:style>
    <style:style style:name="P30" style:family="paragraph" style:parent-style-name="Text_20_body" style:list-style-name="L11">
      <style:paragraph-properties fo:text-align="start" style:justify-single-word="false"/>
      <style:text-properties officeooo:rsid="0008b55c" officeooo:paragraph-rsid="000faa4c"/>
    </style:style>
    <style:style style:name="P31" style:family="paragraph" style:parent-style-name="Text_20_body" style:list-style-name="L12">
      <style:paragraph-properties fo:margin-top="0in" fo:margin-bottom="0in" style:contextual-spacing="false" fo:text-align="start" style:justify-single-word="false"/>
      <style:text-properties officeooo:rsid="0008b55c" officeooo:paragraph-rsid="000faa4c"/>
    </style:style>
    <style:style style:name="P32" style:family="paragraph" style:parent-style-name="Text_20_body" style:list-style-name="L12">
      <style:paragraph-properties fo:text-align="start" style:justify-single-word="false"/>
      <style:text-properties officeooo:rsid="0008b55c" officeooo:paragraph-rsid="000faa4c"/>
    </style:style>
    <style:style style:name="P33" style:family="paragraph" style:parent-style-name="Text_20_body" style:list-style-name="L13">
      <style:paragraph-properties fo:margin-top="0in" fo:margin-bottom="0in" style:contextual-spacing="false" fo:text-align="start" style:justify-single-word="false"/>
      <style:text-properties officeooo:rsid="0008b55c" officeooo:paragraph-rsid="000faa4c"/>
    </style:style>
    <style:style style:name="P34" style:family="paragraph" style:parent-style-name="Text_20_body" style:list-style-name="L13">
      <style:paragraph-properties fo:text-align="start" style:justify-single-word="false"/>
      <style:text-properties officeooo:rsid="0008b55c" officeooo:paragraph-rsid="000faa4c"/>
    </style:style>
    <style:style style:name="P35" style:family="paragraph" style:parent-style-name="Text_20_body" style:list-style-name="L14">
      <style:paragraph-properties fo:margin-top="0in" fo:margin-bottom="0in" style:contextual-spacing="false" fo:text-align="start" style:justify-single-word="false"/>
      <style:text-properties officeooo:rsid="0008b55c" officeooo:paragraph-rsid="000faa4c"/>
    </style:style>
    <style:style style:name="P36" style:family="paragraph" style:parent-style-name="Text_20_body" style:list-style-name="L14">
      <style:paragraph-properties fo:text-align="start" style:justify-single-word="false"/>
      <style:text-properties officeooo:rsid="0008b55c" officeooo:paragraph-rsid="000faa4c"/>
    </style:style>
    <style:style style:name="P37" style:family="paragraph" style:parent-style-name="Text_20_body" style:list-style-name="L15">
      <style:paragraph-properties fo:margin-top="0in" fo:margin-bottom="0in" style:contextual-spacing="false" fo:text-align="start" style:justify-single-word="false"/>
      <style:text-properties officeooo:rsid="0008b55c" officeooo:paragraph-rsid="000faa4c"/>
    </style:style>
    <style:style style:name="P38" style:family="paragraph" style:parent-style-name="Text_20_body" style:list-style-name="L15">
      <style:paragraph-properties fo:text-align="start" style:justify-single-word="false"/>
      <style:text-properties officeooo:rsid="0008b55c" officeooo:paragraph-rsid="000faa4c"/>
    </style:style>
    <style:style style:name="P39" style:family="paragraph" style:parent-style-name="Text_20_body" style:list-style-name="L16">
      <style:paragraph-properties fo:margin-top="0in" fo:margin-bottom="0in" style:contextual-spacing="false" fo:text-align="start" style:justify-single-word="false"/>
      <style:text-properties officeooo:rsid="0008b55c" officeooo:paragraph-rsid="000faa4c"/>
    </style:style>
    <style:style style:name="P40" style:family="paragraph" style:parent-style-name="Text_20_body" style:list-style-name="L16">
      <style:paragraph-properties fo:text-align="start" style:justify-single-word="false"/>
      <style:text-properties officeooo:rsid="0008b55c" officeooo:paragraph-rsid="000faa4c"/>
    </style:style>
    <style:style style:name="P41" style:family="paragraph" style:parent-style-name="Text_20_body" style:list-style-name="L17">
      <style:paragraph-properties fo:margin-top="0in" fo:margin-bottom="0in" style:contextual-spacing="false" fo:text-align="start" style:justify-single-word="false"/>
      <style:text-properties officeooo:rsid="0008b55c" officeooo:paragraph-rsid="000faa4c"/>
    </style:style>
    <style:style style:name="P42" style:family="paragraph" style:parent-style-name="Text_20_body" style:list-style-name="L17">
      <style:paragraph-properties fo:text-align="start" style:justify-single-word="false"/>
      <style:text-properties officeooo:rsid="0008b55c" officeooo:paragraph-rsid="000faa4c"/>
    </style:style>
    <style:style style:name="P43" style:family="paragraph" style:parent-style-name="Text_20_body" style:list-style-name="L18">
      <style:paragraph-properties fo:margin-top="0in" fo:margin-bottom="0in" style:contextual-spacing="false" fo:text-align="start" style:justify-single-word="false"/>
      <style:text-properties officeooo:rsid="0008b55c" officeooo:paragraph-rsid="000faa4c"/>
    </style:style>
    <style:style style:name="P44" style:family="paragraph" style:parent-style-name="Text_20_body" style:list-style-name="L18">
      <style:paragraph-properties fo:text-align="start" style:justify-single-word="false"/>
      <style:text-properties officeooo:rsid="0008b55c" officeooo:paragraph-rsid="000faa4c"/>
    </style:style>
    <style:style style:name="P45" style:family="paragraph" style:parent-style-name="Text_20_body" style:list-style-name="L19">
      <style:paragraph-properties fo:margin-top="0in" fo:margin-bottom="0in" style:contextual-spacing="false" fo:text-align="start" style:justify-single-word="false"/>
      <style:text-properties officeooo:rsid="0008b55c" officeooo:paragraph-rsid="000faa4c"/>
    </style:style>
    <style:style style:name="P46" style:family="paragraph" style:parent-style-name="Text_20_body" style:list-style-name="L19">
      <style:paragraph-properties fo:text-align="start" style:justify-single-word="false"/>
      <style:text-properties officeooo:rsid="0008b55c" officeooo:paragraph-rsid="000faa4c"/>
    </style:style>
    <style:style style:name="P47" style:family="paragraph" style:parent-style-name="Text_20_body" style:list-style-name="L20">
      <style:paragraph-properties fo:margin-top="0in" fo:margin-bottom="0in" style:contextual-spacing="false" fo:text-align="start" style:justify-single-word="false"/>
      <style:text-properties officeooo:rsid="0008b55c" officeooo:paragraph-rsid="000faa4c"/>
    </style:style>
    <style:style style:name="P48" style:family="paragraph" style:parent-style-name="Text_20_body" style:list-style-name="L20">
      <style:paragraph-properties fo:text-align="start" style:justify-single-word="false"/>
      <style:text-properties officeooo:rsid="0008b55c" officeooo:paragraph-rsid="000faa4c"/>
    </style:style>
    <style:style style:name="P49" style:family="paragraph" style:parent-style-name="Heading_20_2">
      <style:paragraph-properties fo:text-align="start" style:justify-single-word="false" fo:break-before="page"/>
      <style:text-properties officeooo:rsid="0008b55c" officeooo:paragraph-rsid="000faa4c"/>
    </style:style>
    <style:style style:name="P50" style:family="paragraph" style:parent-style-name="Standard">
      <style:paragraph-properties fo:text-align="start" style:justify-single-word="false"/>
      <style:text-properties officeooo:rsid="0008b55c" officeooo:paragraph-rsid="000faa4c"/>
    </style:style>
    <style:style style:name="T1" style:family="text">
      <style:text-properties officeooo:rsid="000eb92e"/>
    </style:style>
    <style:style style:name="T2" style:family="text">
      <style:text-properties fo:font-weight="normal" style:font-weight-asian="normal" style:font-weight-complex="normal"/>
    </style:style>
    <style:style style:name="T3" style:family="text">
      <style:text-properties officeooo:rsid="00105c3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forme de Mejoras Tecnológicas - Proyecto de Automatización Inclusiva</text:h>
      <text:p text:style-name="P2"><text:span text:style-name="Strong_20_Emphasis">Alumno:</text:span> <text:span text:style-name="T1">Maximiliano Slavkin Reisfeld</text:span></text:p>
      <text:p text:style-name="P3">Curso: <text:span text:style-name="T2">4to 1ra – CET N 28</text:span></text:p>
      <text:p text:style-name="P4"/>
      <text:h text:style-name="P5" text:outline-level="2"/>
      <text:h text:style-name="P6" text:outline-level="2">1. Sensores Adicionales </text:h>
      <text:p text:style-name="P7"><text:span text:style-name="Strong_20_Emphasis">CONSIGNA:</text:span><text:span text:style-name="Emphasis"> Investigar qué otros sensores podrían mejorar el funcionamiento del sistema (por</text:span></text:p>
      <text:p text:style-name="P7"><text:span text:style-name="Emphasis">ejemplo, infrarrojos, de presión, de temperatura, etc.).</text:span></text:p>
      <text:h text:style-name="P8" text:outline-level="3">Puerta Automática</text:h>
      <text:p text:style-name="P7">Para mejo<text:span text:style-name="T1">r el funcionamiento,</text:span> investigué tres sensores que harían el sistema más confiable:</text:p>
      <text:list text:style-name="L1">
        <text:list-item>
          <text:p text:style-name="P9"><text:span text:style-name="Strong_20_Emphasis">Sensor de presión</text:span>: Este sensor detecta el peso cuando alguien en silla de ruedas se acerca. Lo pegaríamos en el piso antes de la puerta. Es como los que tienen algunos negocios en la entrada. </text:p>
        </text:list-item>
        <text:list-item>
          <text:p text:style-name="P9"><text:span text:style-name="Strong_20_Emphasis">Sensor de movimiento infrarrojo</text:span>: Detecta el calor del cuerpo humano a varios metros de distancia. Es bueno porque funciona aunque la persona no toque nada, solo con acercarse. Consume muy poca energía. </text:p>
        </text:list-item>
        <text:list-item>
          <text:p text:style-name="P10"><text:span text:style-name="Strong_20_Emphasis">Sensor magnético</text:span>: Son dos imanes, uno en la puerta y otro en el marco. Nos confirma si la puerta cerró bien o quedó trabada. Es importante para la seguridad, como los que traen las alarmas de las casas. </text:p>
          <text:p text:style-name="P10"/>
        </text:list-item>
      </text:list>
      <text:h text:style-name="P8" text:outline-level="3">Asistente para Personas Ciegas</text:h>
      <text:p text:style-name="P7">Para el bastón inteligente pens<text:span text:style-name="T1">e</text:span> <text:span text:style-name="T1">en agregar lo siguiente</text:span>:</text:p>
      <text:list text:style-name="L2">
        <text:list-item>
          <text:p text:style-name="P11"><text:span text:style-name="Strong_20_Emphasis">Sensor de distancia por láser</text:span>: Mide distancias con más precisión que el ultrasonido. Funciona mejor aunque haya viento o ruido en la calle. </text:p>
        </text:list-item>
        <text:list-item>
          <text:p text:style-name="P11"><text:span text:style-name="Strong_20_Emphasis">Sensor de movimiento y caídas</text:span>: Detecta si la persona se cae midiendo los cambios bruscos de posición. Puede avisar automáticamente a un familiar por mensaje. </text:p>
        </text:list-item>
        <text:list-item>
          <text:p text:style-name="P12"><text:span text:style-name="Strong_20_Emphasis">Sensor de luz</text:span>: Avisa cuando hay cambios bruscos de luz, por ejemplo al entrar a un túnel o salir al sol. Ayuda a prevenir accidentes. </text:p>
        </text:list-item>
      </text:list>
      <text:h text:style-name="P8" text:outline-level="3">Comunicación Alternativa</text:h>
      <text:p text:style-name="P7">Para personas que no pueden hablar:</text:p>
      <text:list text:style-name="L3">
        <text:list-item>
          <text:p text:style-name="P13"><text:span text:style-name="Strong_20_Emphasis">Sensor flexible</text:span>: Se dobla cuando movés los dedos. Podríamos hacer un guante que "traduzca" movimientos a letras o palabras. </text:p>
        </text:list-item>
        <text:list-item>
          <text:p text:style-name="P13"><text:span text:style-name="Strong_20_Emphasis">Sensor de soplido</text:span>: Se activa soplando o aspirando por un tubito. Útil para personas con parálisis que solo controlan la boca. </text:p>
        </text:list-item>
        <text:list-item>
          <text:p text:style-name="P14"><text:span text:style-name="Strong_20_Emphasis">Micrófono sensible</text:span>: Detecta sonidos específicos como palmadas o golpes en la mesa. Con programación, cada patrón puede significar algo distinto (1 palmada = sí, 2 palmadas = no). </text:p>
        </text:list-item>
      </text:list>
      <text:p text:style-name="P15"/>
      <text:h text:style-name="P5" text:outline-level="2"/>
      <text:h text:style-name="P6" text:outline-level="2">2. Tres Proyectos Reales de Automatización Inclusiva</text:h>
      <text:p text:style-name="P7"><text:span text:style-name="Strong_20_Emphasis">CONSIGNA:</text:span> <text:span text:style-name="Emphasis">Buscar proyectos reales de automatización inclusiva y explicar brevemente tres que te llamen la atención.</text:span></text:p>
      <text:p text:style-name="P7">Investigué en internet y encontré estos proyectos que ya existen o que podrían hacerse:</text:p>
      <text:h text:style-name="P8" text:outline-level="3">Sistema de Alerta para Sordomudos</text:h>
      <text:p text:style-name="P7">Un proyecto que vi en YouTube donde unos estudiantes pusieron sensores de humo y gas conectados a luces LED de colores muy brillantes y vibradores de celular. Cuando hay peligro (humo, gas, alguien toca el timbre), las luces parpadean fuerte y vibra un dispositivo que la persona lleva en el bolsillo. Me pareció genial porque una persona sorda puede no escuchar una alarma de incendio, y esto le salva la vida.</text:p>
      <text:h text:style-name="P8" text:outline-level="3">Silla de Ruedas con Control por Voz</text:h>
      <text:p text:style-name="P7">Encontré un proyecto donde modificaron una silla de ruedas eléctrica común para que se controle con comandos de voz simples: "adelante", "atrás", "izquierda", "derecha", "parar". Usaron un Arduino y un módulo de reconocimiento de voz económico. Es útil para personas que no pueden usar las manos pero sí pueden hablar. Lo copado es que no hace falta comprar una silla especial cara, se puede adaptar una que ya tengan.</text:p>
      <text:h text:style-name="P8" text:outline-level="3">Pastillero Inteligente con Alarmas</text:h>
      <text:p text:style-name="P7">Un estudiante hizo un pastillero con compartimentos que se iluminan y suenan a las horas que hay que tomar cada medicamento. Si la persona no abre el compartimento en 15 minutos, envía un mensaje automático a un familiar. Tiene un sensor que detecta cuando se abre cada cajoncito. Me gustó porque muchos adultos mayores o personas con discapacidad cognitiva se olvidan de tomar los remedios, y esto es súper simple pero resuelve un problema real.</text:p>
      <text:p text:style-name="P15"/>
      <text:h text:style-name="P5" text:outline-level="2"/>
      <text:h text:style-name="P6" text:outline-level="2">3. Materiales para Fabricación Duradera y Segura</text:h>
      <text:p text:style-name="P7"><text:span text:style-name="Strong_20_Emphasis">CONSIGNA:</text:span> <text:span text:style-name="Emphasis">Analizar qué materiales serían necesarios para fabricar el dispositivo de forma duradera y segura.</text:span></text:p>
      <text:p text:style-name="P7">Para que nuestro proyecto funcione bien y sea seguro, necesitamos estos materiales:</text:p>
      <text:h text:style-name="P8" text:outline-level="3">Componentes Electrónicos</text:h>
      <text:list text:style-name="L4">
        <text:list-item>
          <text:p text:style-name="P16"><text:span text:style-name="Strong_20_Emphasis">Placa controladora</text:span>: Arduino o similar, que es el cerebro del sistema. Hay versiones con WiFi si queremos conexión a internet. </text:p>
        </text:list-item>
        <text:list-item>
          <text:p text:style-name="P16"><text:span text:style-name="Strong_20_Emphasis">Sensores resistentes al agua</text:span>: Importante si el dispositivo se usa afuera o en baños. </text:p>
        </text:list-item>
        <text:list-item>
          <text:p text:style-name="P16"><text:span text:style-name="Strong_20_Emphasis">Fuente de alimentación certificada</text:span>: Debe tener el sello de seguridad para evitar riesgo de incendio o descargas eléctricas. </text:p>
        </text:list-item>
        <text:list-item>
          <text:p text:style-name="P17"><text:span text:style-name="Strong_20_Emphasis">Cables de buena calidad</text:span>: Los muy baratos se rompen rápido o causan fallas. </text:p>
        </text:list-item>
      </text:list>
      <text:h text:style-name="P8" text:outline-level="3">Carcasas y Protección</text:h>
      <text:list text:style-name="L5">
        <text:list-item>
          <text:p text:style-name="P18"><text:span text:style-name="Strong_20_Emphasis">Cajas plásticas resistentes</text:span>: Protegen los circuitos de lluvia, polvo y golpes. Conseguimos en casas de electrónica. </text:p>
        </text:list-item>
        <text:list-item>
          <text:p text:style-name="P18"><text:span text:style-name="Strong_20_Emphasis">Aluminio</text:span>: Para partes que necesitan ser fuertes pero livianas, como marcos o soportes. </text:p>
        </text:list-item>
        <text:list-item>
          <text:p text:style-name="P18"><text:span text:style-name="Strong_20_Emphasis">Plástico transparente duro</text:span>: Para proteger pantallas o luces LED. Es mucho más resistente que el acrílico común. </text:p>
          <text:p text:style-name="P18"><text:s/></text:p>
        </text:list-item>
      </text:list>
      <text:h text:style-name="P8" text:outline-level="3">Partes Mecánicas</text:h>
      <text:list text:style-name="L6">
        <text:list-item>
          <text:p text:style-name="P19"><text:span text:style-name="Strong_20_Emphasis">Motores con fuerza suficiente</text:span>: Para mover puertas o mecanismos pesados. Hay que calcular bien el peso de lo que van a mover. </text:p>
        </text:list-item>
        <text:list-item>
          <text:p text:style-name="P19"><text:span text:style-name="Strong_20_Emphasis">Rieles o guías</text:span>: Para que las puertas o mecanismos se deslicen suave sin trabarse. </text:p>
        </text:list-item>
        <text:list-item>
          <text:p text:style-name="P19"><text:span text:style-name="Strong_20_Emphasis">Rodamientos o rulemanes</text:span>: Son los que permiten que las cosas giren sin hacer fuerza. Los buenos duran mucho más. </text:p>
        </text:list-item>
        <text:list-item>
          <text:p text:style-name="P20"><text:span text:style-name="Strong_20_Emphasis">Tornillos y soportes de metal</text:span>: Los de plástico se aflojan con el tiempo. </text:p>
        </text:list-item>
      </text:list>
      <text:h text:style-name="P8" text:outline-level="3">Seguridad Eléctrica</text:h>
      <text:list text:style-name="L7">
        <text:list-item>
          <text:p text:style-name="P21"><text:span text:style-name="Strong_20_Emphasis">Fusibles automáticos</text:span>: Se cortan solos si pasa mucha corriente y evitan incendios. Después se pueden volver a usar. </text:p>
        </text:list-item>
        <text:list-item>
          <text:p text:style-name="P21"><text:span text:style-name="Strong_20_Emphasis">Cables protegidos</text:span>: Con recubrimiento extra para que no les afecten las interferencias de otros equipos. </text:p>
        </text:list-item>
        <text:list-item>
          <text:p text:style-name="P21"><text:span text:style-name="Strong_20_Emphasis">Conectores impermeables</text:span>: Los enchufes también deben ser resistentes al agua si van afuera. </text:p>
        </text:list-item>
        <text:list-item>
          <text:p text:style-name="P22"><text:span text:style-name="Strong_20_Emphasis">Conexión a tierra</text:span>: Cable especial que descarga corrientes peligrosas. Es obligatorio en instalaciones fijas. </text:p>
        </text:list-item>
      </text:list>
      <text:p text:style-name="P15"/>
      <text:h text:style-name="P6" text:outline-level="2">4. Aplicaciones en Diferentes Entornos</text:h>
      <text:p text:style-name="P7"><text:span text:style-name="Strong_20_Emphasis">CONSIGNA:</text:span> <text:span text:style-name="Emphasis">Investigar cómo la automatización puede aplicarse en entornos industriales o educativos para personas con discapacidad. Analizar ventajas, desventajas y distintos tipos de niveles de aplicación (personal/doméstico, educativo, industrial, hospitalario/rehabilitación).</text:span></text:p>
      <text:h text:style-name="P8" text:outline-level="3">4.1 Nivel Personal/Doméstico</text:h>
      <text:p text:style-name="P7"><text:span text:style-name="Strong_20_Emphasis">Ejemplos:</text:span></text:p>
      <text:list text:style-name="L8">
        <text:list-item>
          <text:p text:style-name="P23">Puertas que se abren con la voz o automáticamente </text:p>
        </text:list-item>
        <text:list-item>
          <text:p text:style-name="P23">Luces que se encienden solas al entrar a una habitación </text:p>
        </text:list-item>
        <text:list-item>
          <text:p text:style-name="P23">Botón de emergencia que llama al 911 o a un familiar </text:p>
        </text:list-item>
        <text:list-item>
          <text:p text:style-name="P23">Cortinas o persianas automáticas </text:p>
        </text:list-item>
        <text:list-item>
          <text:p text:style-name="P24">Grifos que se activan sin tocarlos </text:p>
        </text:list-item>
      </text:list>
      <text:p text:style-name="P7"><text:span text:style-name="Strong_20_Emphasis">✓ Ventajas:</text:span></text:p>
      <text:list text:style-name="L9">
        <text:list-item>
          <text:p text:style-name="P25">La persona puede vivir más independiente, sin depender de otros para cosas básicas </text:p>
        </text:list-item>
        <text:list-item>
          <text:p text:style-name="P25">Son proyectos relativamente baratos </text:p>
        </text:list-item>
        <text:list-item>
          <text:p text:style-name="P25">Se pueden personalizar según las necesidades de cada uno </text:p>
        </text:list-item>
        <text:list-item>
          <text:p text:style-name="P26">Mejoran mucho la calidad de vida diaria </text:p>
        </text:list-item>
      </text:list>
      <text:p text:style-name="P7"><text:span text:style-name="Strong_20_Emphasis">✗ Desventajas:</text:span></text:p>
      <text:list text:style-name="L10">
        <text:list-item>
          <text:p text:style-name="P27">Hay que modificar la casa (hacer agujeros, pasar cables) </text:p>
        </text:list-item>
        <text:list-item>
          <text:p text:style-name="P27">Cada persona tiene que aprender a usar y mantener el sistema </text:p>
        </text:list-item>
        <text:list-item>
          <text:p text:style-name="P27">Si se rompe, puede ser difícil arreglarlo o conseguir repuestos </text:p>
        </text:list-item>
        <text:list-item>
          <text:p text:style-name="P28">Algunas casas viejas no tienen buena instalación eléctrica </text:p>
        </text:list-item>
      </text:list>
      <text:h text:style-name="P8" text:outline-level="3">4.2 Nivel Educativo</text:h>
      <text:p text:style-name="P7"><text:span text:style-name="Strong_20_Emphasis">Ejemplos:</text:span></text:p>
      <text:list text:style-name="L11">
        <text:list-item>
          <text:p text:style-name="P29">Subtítulos automáticos en las pantallas del aula </text:p>
        </text:list-item>
        <text:list-item>
          <text:p text:style-name="P29">Pizarras interactivas con letras grandes y buen contraste </text:p>
        </text:list-item>
        <text:list-item>
          <text:p text:style-name="P29">Tablets con aplicaciones para comunicarse (dibujos, símbolos) </text:p>
        </text:list-item>
        <text:list-item>
          <text:p text:style-name="P29">Rampas automáticas y puertas que se abren solas </text:p>
        </text:list-item>
        <text:list-item>
          <text:p text:style-name="P30">Timbres con luces además de sonido </text:p>
        </text:list-item>
      </text:list>
      <text:p text:style-name="P7"><text:span text:style-name="Strong_20_Emphasis">✓ Ventajas:</text:span></text:p>
      <text:list text:style-name="L12">
        <text:list-item>
          <text:p text:style-name="P31">Permite que todos los estudiantes aprendan juntos (inclusión real) </text:p>
        </text:list-item>
        <text:list-item>
          <text:p text:style-name="P31">Muchas veces ayuda a toda la clase, no solo a quien tiene discapacidad </text:p>
        </text:list-item>
        <text:list-item>
          <text:p text:style-name="P31">Las escuelas están obligadas por ley a ser accesibles </text:p>
        </text:list-item>
        <text:list-item>
          <text:p text:style-name="P32">Prepara a los estudiantes para usar tecnología moderna </text:p>
        </text:list-item>
      </text:list>
      <text:p text:style-name="P7"><text:span text:style-name="Strong_20_Emphasis">✗ Desventajas:</text:span></text:p>
      <text:list text:style-name="L13">
        <text:list-item>
          <text:p text:style-name="P33"><text:soft-page-break/>Los profesores necesitan aprender a usar los sistemas </text:p>
        </text:list-item>
        <text:list-item>
          <text:p text:style-name="P33">La inversión inicial es alta (puede ser mucho dinero para equipar toda una escuela) </text:p>
        </text:list-item>
        <text:list-item>
          <text:p text:style-name="P33">Requiere mantenimiento y actualizar los programas seguido </text:p>
        </text:list-item>
        <text:list-item>
          <text:p text:style-name="P34">No todas las escuelas tienen presupuesto, especialmente las públicas </text:p>
        </text:list-item>
      </text:list>
      <text:h text:style-name="P8" text:outline-level="3">4.3 Nivel Industrial</text:h>
      <text:p text:style-name="P7"><text:span text:style-name="Strong_20_Emphasis">Ejemplos:</text:span></text:p>
      <text:list text:style-name="L14">
        <text:list-item>
          <text:p text:style-name="P35">Mesas de trabajo que se ajustan en altura con botones </text:p>
        </text:list-item>
        <text:list-item>
          <text:p text:style-name="P35">Trajes o soportes mecánicos que ayudan a levantar peso </text:p>
        </text:list-item>
        <text:list-item>
          <text:p text:style-name="P35">Botones grandes y pantallas claras en las máquinas </text:p>
        </text:list-item>
        <text:list-item>
          <text:p text:style-name="P35">Alarmas que avisan con luz, sonido y vibración al mismo tiempo </text:p>
        </text:list-item>
        <text:list-item>
          <text:p text:style-name="P36">Herramientas adaptadas para usar con una sola mano </text:p>
        </text:list-item>
      </text:list>
      <text:p text:style-name="P7"><text:span text:style-name="Strong_20_Emphasis">✓ Ventajas:</text:span></text:p>
      <text:list text:style-name="L15">
        <text:list-item>
          <text:p text:style-name="P37">Permite contratar personas con diferentes capacidades (más opciones de empleados) </text:p>
        </text:list-item>
        <text:list-item>
          <text:p text:style-name="P37">Mejora la productividad porque cada uno trabaja más cómodo </text:p>
        </text:list-item>
        <text:list-item>
          <text:p text:style-name="P37">Reduce accidentes y lesiones (menos días perdidos por enfermedad) </text:p>
        </text:list-item>
        <text:list-item>
          <text:p text:style-name="P38">Las empresas tienen beneficios impositivos por contratar personas con discapacidad </text:p>
        </text:list-item>
      </text:list>
      <text:p text:style-name="P7"><text:span text:style-name="Strong_20_Emphasis">✗ Desventajas:</text:span></text:p>
      <text:list text:style-name="L16">
        <text:list-item>
          <text:p text:style-name="P39">La inversión inicial es muy grande </text:p>
        </text:list-item>
        <text:list-item>
          <text:p text:style-name="P39">Necesita certificaciones de seguridad laboral </text:p>
        </text:list-item>
        <text:list-item>
          <text:p text:style-name="P39">Es complicado adaptar máquinas viejas </text:p>
        </text:list-item>
        <text:list-item>
          <text:p text:style-name="P40">Requiere técnicos especializados para instalación y reparaciones </text:p>
        </text:list-item>
      </text:list>
      <text:h text:style-name="P8" text:outline-level="3">4.4 Nivel Hospitalario/Rehabilitación</text:h>
      <text:p text:style-name="P7"><text:span text:style-name="Strong_20_Emphasis">Ejemplos:</text:span></text:p>
      <text:list text:style-name="L17">
        <text:list-item>
          <text:p text:style-name="P41">Camas que detectan si el paciente se está cayendo </text:p>
        </text:list-item>
        <text:list-item>
          <text:p text:style-name="P41">Botones de llamado grandes o que se activan con la voz </text:p>
        </text:list-item>
        <text:list-item>
          <text:p text:style-name="P41">Equipos de ejercicios que te dicen si los hacés bien </text:p>
        </text:list-item>
        <text:list-item>
          <text:p text:style-name="P41">Pulseras o sensores que miden el pulso y avisan si hay problemas </text:p>
        </text:list-item>
        <text:list-item>
          <text:p text:style-name="P42">Sillas de ruedas inteligentes con sensores de postura </text:p>
        </text:list-item>
      </text:list>
      <text:p text:style-name="P7"><text:span text:style-name="Strong_20_Emphasis">✓ Ventajas:</text:span></text:p>
      <text:list text:style-name="L18">
        <text:list-item>
          <text:p text:style-name="P43">Funciona todo el día, todos los días (no depende de que haya enfermeras disponibles) </text:p>
        </text:list-item>
        <text:list-item>
          <text:p text:style-name="P43">Detecta problemas antes de que se vuelvan graves </text:p>
        </text:list-item>
        <text:list-item>
          <text:p text:style-name="P43">Genera información que ayuda al médico a decidir tratamientos </text:p>
        </text:list-item>
        <text:list-item>
          <text:p text:style-name="P44">Aumenta mucho la seguridad del paciente </text:p>
        </text:list-item>
      </text:list>
      <text:p text:style-name="P7"><text:span text:style-name="Strong_20_Emphasis">✗ Desventajas:</text:span></text:p>
      <text:list text:style-name="L19">
        <text:list-item>
          <text:p text:style-name="P45">Las regulaciones de salud son muy estrictas (muchos permisos y controles) </text:p>
        </text:list-item>
        <text:list-item>
          <text:p text:style-name="P45"><text:soft-page-break/>El costo es altísimo (equipos de millones de pesos) </text:p>
        </text:list-item>
        <text:list-item>
          <text:p text:style-name="P45">El mantenimiento es crítico: si falla puede poner en riesgo vidas </text:p>
        </text:list-item>
        <text:list-item>
          <text:p text:style-name="P46">Necesita personal técnico capacitado las 24 horas </text:p>
        </text:list-item>
      </text:list>
      <text:p text:style-name="P15"/>
      <text:h text:style-name="P5" text:outline-level="2"/>
      <text:h text:style-name="P6" text:outline-level="2">5. Posibles Mejoras e Innovaciones</text:h>
      <text:p text:style-name="P7"><text:span text:style-name="Strong_20_Emphasis">CONSIGNA:</text:span> <text:span text:style-name="Emphasis">Elaborar un breve informe con posibles mejoras tecnológicas o innovaciones aplicables al proyecto.</text:span></text:p>
      <text:p text:style-name="P7">Después de investigar, propongo estas mejoras:</text:p>
      <text:h text:style-name="P8" text:outline-level="3">Mejoras a Corto Plazo</text:h>
      <text:p text:style-name="P7"><text:span text:style-name="Strong_20_Emphasis">1. Sistema de batería de respaldo:</text:span><text:line-break/>Agregar una batería que se cargue sola. Si se corta la luz, el sistema sigue funcionando al menos 2 horas. Las baterías recargables comunes sirven y no son muy caras.</text:p>
      <text:p text:style-name="P7"><text:span text:style-name="Strong_20_Emphasis">2. Luces LED de colores:</text:span></text:p>
      <text:list text:style-name="L20">
        <text:list-item>
          <text:p text:style-name="P47">Verde: todo funciona bien </text:p>
        </text:list-item>
        <text:list-item>
          <text:p text:style-name="P47">Amarillo: batería baja o algún sensor tiene problema </text:p>
        </text:list-item>
        <text:list-item>
          <text:p text:style-name="P48">Rojo: error grave, necesita atención urgente </text:p>
        </text:list-item>
      </text:list>
      <text:p text:style-name="P7">Esto ayuda a saber si hay problemas rápido, incluso si la persona es sorda.</text:p>
      <text:p text:style-name="P7"><text:span text:style-name="Strong_20_Emphasis">3. Control desde el celular:</text:span><text:line-break/>Hacer una aplicación simple que muestre cómo está el sistema y permita prenderlo o apagarlo desde el teléfono. Podemos usar conexión Bluetooth que es fácil de programar.</text:p>
      <text:h text:style-name="P8" text:outline-level="3">Mejoras a Mediano Plazo (con más tiempo y presupuesto)</text:h>
      <text:p text:style-name="P7"><text:span text:style-name="Strong_20_Emphasis">4. Sistema que aprende horarios:</text:span><text:line-break/>Programar el Arduino para que recuerde a qué hora se usa cada día. Por ejemplo, si todos los días a las 8 de la mañana se abre la puerta, que ya esté lista a esa hora automáticamente.</text:p>
      <text:p text:style-name="P7"><text:span text:style-name="Strong_20_Emphasis">5. Control por voz:</text:span><text:line-break/>Hacerlo compatible con comandos de voz simples. Así la persona puede controlar el dispositivo hablando, sin tocar nada.</text:p>
      <text:p text:style-name="P7"><text:span text:style-name="Strong_20_Emphasis">6. Sensor de temperatura:</text:span><text:line-break/>Agregar un sensor que mida la temperatura de la habitación. Útil para personas con problemas respiratorios que necesitan cierto clima.</text:p>
      <text:h text:style-name="P8" text:outline-level="3">Innovaciones a Largo Plazo (requieren más investigación)</text:h>
      <text:p text:style-name="P7"><text:span text:style-name="Strong_20_Emphasis">7. Cámara con reconocimiento:</text:span><text:line-break/>Con una cámara pequeña y un programa especial podríamos hacer que reconozca a las personas. El sistema se activaría solo cuando llega el usuario correcto.</text:p>
      <text:p text:style-name="P7"><text:span text:style-name="Strong_20_Emphasis">8. Conexión a internet:</text:span><text:line-break/>Subir información a internet para que familiares o médicos puedan ver cómo está funcionando todo desde sus casas.</text:p>
      <text:p text:style-name="P7"><text:soft-page-break/><text:span text:style-name="Strong_20_Emphasis">9. Notificaciones automáticas:</text:span><text:line-break/>Que envíe mensajes de WhatsApp o mail si detecta algo raro, como que alguien no abrió la puerta a la hora de siempre (podría estar en problemas).</text:p>
      <text:p text:style-name="P15"/>
      <text:h text:style-name="P5" text:outline-level="2"/>
      <text:h text:style-name="P49" text:outline-level="2">Conclusione<text:span text:style-name="T3">s</text:span></text:h>
      <text:p text:style-name="P7">Lo más importante que aprendí es que no se trata solo de hacer algo que funcione en el taller, sino de hacer algo que sea <text:span text:style-name="Strong_20_Emphasis">útil en la vida real, seguro y que la gente pueda pagar</text:span>. Un proyecto muy avanzado no sirve si es tan caro que nadie puede comprarlo, o tan complicado que se rompe todo el tiempo.</text:p>
      <text:p text:style-name="P7">También descubrí que con los componentes que conseguimos acá en Argentina se pueden hacer proyectos bastante buenos. No hace falta importar cosas carísimas de afuera.</text:p>
      <text:p text:style-name="P7">Me gustaría seguir desarrollando la idea de la puerta automática, porque vi que es algo que realmente hace falta en muchos lugares (escuelas, hospitales, casas) y es algo que puedo hacer con lo que aprendimos en la escuela.</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20:12:30.157554672</meta:creation-date>
    <dc:date>2025-11-10T20:13:58.097767296</dc:date>
    <meta:editing-duration>PT1M28S</meta:editing-duration>
    <meta:editing-cycles>1</meta:editing-cycles>
    <meta:document-statistic meta:table-count="0" meta:image-count="0" meta:object-count="0" meta:page-count="10" meta:paragraph-count="147" meta:word-count="1920" meta:character-count="11741" meta:non-whitespace-character-count="9965"/>
    <meta:generator>LibreOffice/25.2.6.2$Linux_X86_64 LibreOffice_project/520$Build-2</meta:generator>
  </office:meta>
</office:document-meta>
</file>